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EF0000045040CBC57B3D7E1D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183cm" svg:x="1.014cm" svg:y="7.88cm">
          <draw:image xlink:href="Pictures/10000201000006EF0000045040CBC57B3D7E1D9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18:26:23.508131253</meta:creation-date>
    <dc:date>2018-07-17T18:26:57.516366968</dc:date>
    <meta:editing-duration>PT34S</meta:editing-duration>
    <meta:editing-cycles>1</meta:editing-cycles>
    <meta:document-statistic meta:object-count="1"/>
    <meta:generator>LibreOffice/6.0.3.2$Linux_X86_64 LibreOffice_project/00m0$Build-2</meta:generator>
  </office:meta>
</office:document-meta>
</file>